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cec" officeooo:paragraph-rsid="001f7cec"/>
    </style:style>
    <style:style style:name="P2" style:family="paragraph" style:parent-style-name="Standard">
      <style:text-properties officeooo:rsid="001faec1" officeooo:paragraph-rsid="001faec1"/>
    </style:style>
    <style:style style:name="P3" style:family="paragraph" style:parent-style-name="Standard">
      <style:text-properties officeooo:rsid="001fe0da" officeooo:paragraph-rsid="001fe0da"/>
    </style:style>
    <style:style style:name="P4" style:family="paragraph" style:parent-style-name="Standard">
      <style:text-properties officeooo:rsid="00205af8" officeooo:paragraph-rsid="00205af8"/>
    </style:style>
    <style:style style:name="fr1" style:family="graphic" style:parent-style-name="Formula">
      <style:graphic-properties style:vertical-pos="from-top" fo:padding="0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ugnet Vincent – Ladjal Adlane</text:p>
      <text:p text:style-name="P1"/>
      <text:p text:style-name="P1"/>
      <text:p text:style-name="P1">Exercice 3 :</text:p>
      <text:p text:style-name="P1"/>
      <text:p text:style-name="P1">1) <text:s/>r =<draw:frame draw:style-name="fr1" draw:name="Objet1" text:anchor-type="as-char" svg:y="-0.619cm" svg:width="3.42cm" svg:height="0.998cm" draw:z-index="0"><draw:object xlink:href="./Object 1" xlink:type="simple" xlink:show="embed" xlink:actuate="onLoad"/><draw:image xlink:href="./ObjectReplacements/Object 1" xlink:type="simple" xlink:show="embed" xlink:actuate="onLoad"/></draw:frame>= 2,035294118. Ainsi, en début de période, r est supérieur ou égal à 2.</text:p>
      <text:p text:style-name="P1"/>
      <text:p text:style-name="P1"/>
      <text:p text:style-name="P1"/>
      <text:p text:style-name="P2">2)</text:p>
      <text:p text:style-name="P2"/>
      <text:p text:style-name="P3">Maximize</text:p>
      <text:p text:style-name="P3"><text:s/><text:tab/>obj: <text:s/>15x1 +15x2 + <text:s/>27y1 +27y2</text:p>
      <text:p text:style-name="P3">Subject To</text:p>
      <text:p text:style-name="P3"><text:s/><text:tab/>c1: <text:s text:c="2"/>10x1 <text:s text:c="8"/>+ <text:s/>16y1 <text:s text:c="8"/>&lt;= <text:s/>6400</text:p>
      <text:p text:style-name="P3"><text:s/><text:tab/>c2: <text:s text:c="10"/>10x2 <text:s text:c="8"/>+ <text:s/>16y2 &lt;= <text:s/>8000</text:p>
      <text:p text:style-name="P3"><text:s/><text:tab/>c3: <text:s text:c="20"/>y1 + <text:s text:c="3"/>y2 &lt;= <text:s text:c="2"/>800</text:p>
      <text:p text:style-name="P3"><text:s/><text:tab/>c4: <text:s text:c="2"/>30x1 + <text:s text:c="9"/>48y1 <text:s text:c="8"/>&lt;= 23800</text:p>
      <text:p text:style-name="P3"><text:s/><text:tab/>c5: - 15x1 + <text:s/>30x2 - <text:s/>27y1 + <text:s/>48y2 &lt;= 23800</text:p>
      <text:p text:style-name="P3">Bounds</text:p>
      <text:p text:style-name="P3"/>
      <text:p text:style-name="P3">End</text:p>
      <text:p text:style-name="P2"/>
      <text:p text:style-name="P2">3)</text:p>
      <text:p text:style-name="P2"/>
      <text:p text:style-name="P2">Variable Name <text:s text:c="10"/>Solution Value</text:p>
      <text:p text:style-name="P2"><text:tab/>x2 <text:s text:c="23"/>160.000000</text:p>
      <text:p text:style-name="P2"><text:tab/>y1 <text:s text:c="23"/>400.000000</text:p>
      <text:p text:style-name="P2"><text:tab/>y2 <text:s text:c="23"/>400.0000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7:29:23.553412735</meta:creation-date>
    <dc:date>2018-10-02T18:49:07.142592877</dc:date>
    <meta:editing-duration>PT1H19M44S</meta:editing-duration>
    <meta:editing-cycles>4</meta:editing-cycles>
    <meta:generator>LibreOffice/5.2.7.2$Linux_X86_64 LibreOffice_project/20m0$Build-2</meta:generator>
    <meta:document-statistic meta:table-count="0" meta:image-count="0" meta:object-count="1" meta:page-count="1" meta:paragraph-count="19" meta:word-count="81" meta:character-count="558" meta:non-whitespace-character-count="311"/>
  </office:meta>
</office:document-meta>
</file>

<file path=Object 1/content.xml><?xml version="1.0" encoding="utf-8"?>
<math xmlns="http://www.w3.org/1998/Math/MathML" display="block">
  <semantics>
    <mfrac>
      <mrow>
        <mn>2000</mn>
        <mo stretchy="false">+</mo>
        <mn>600</mn>
        <mo stretchy="false">+</mo>
        <mn>32000</mn>
      </mrow>
      <mrow>
        <mn>9500</mn>
        <mo stretchy="false">+</mo>
        <mn>7500</mn>
      </mrow>
    </mfrac>
    <annotation encoding="StarMath 5.0">{2000+600+32000} over {9500+7500}</annotation>
  </semantics>
</math>
</file>